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38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3047in" svg:y="5.6803in">
            <draw:object draw:notify-on-update-of-ranges="Sheet1.B1:Sheet1.B1 Sheet1.B2:Sheet1.B9 Sheet1.C1:Sheet1.C1 Sheet1.C2:Sheet1.C9 Sheet1.D1:Sheet1.D1 Sheet1.D2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Gewerkschaft</text:p>
          </table:table-cell>
          <table:table-cell office:value-type="string" calcext:value-type="string">
            <text:p>Abgekürzter Name</text:p>
          </table:table-cell>
          <table:table-cell table:style-name="Default" office:value-type="string" calcext:value-type="string">
            <text:p>Mitgliederzahlen (2022)</text:p>
          </table:table-cell>
          <table:table-cell table:style-name="Default" office:value-type="string" calcext:value-type="string">
            <text:p>Mitgliederzahlen (2020)</text:p>
          </table:table-cell>
          <table:table-cell office:value-type="string" calcext:value-type="string">
            <text:p>Unternehmen</text:p>
          </table:table-cell>
        </table:table-row>
        <table:table-row table:style-name="ro2">
          <table:table-cell office:value-type="string" calcext:value-type="string">
            <text:p>Industriegewerkschaft Bauen-Agrar-Umwelt</text:p>
          </table:table-cell>
          <table:table-cell office:value-type="string" calcext:value-type="string">
            <text:p>IG Bau</text:p>
          </table:table-cell>
          <table:table-cell office:value-type="float" office:value="212378" calcext:value-type="float">
            <text:p>212,378</text:p>
          </table:table-cell>
          <table:table-cell office:value-type="float" office:value="231663" calcext:value-type="float">
            <text:p>231,663</text:p>
          </table:table-cell>
          <table:table-cell office:value-type="string" calcext:value-type="string">
            <text:p>Tierpark Sababurg</text:p>
          </table:table-cell>
        </table:table-row>
        <table:table-row table:style-name="ro2">
          <table:table-cell office:value-type="string" calcext:value-type="string">
            <text:p>Industriegewerkschaft Bergbau, Chemie, Energie</text:p>
          </table:table-cell>
          <table:table-cell office:value-type="string" calcext:value-type="string">
            <text:p>IGBCE</text:p>
          </table:table-cell>
          <table:table-cell office:value-type="float" office:value="580446" calcext:value-type="float">
            <text:p>580,446</text:p>
          </table:table-cell>
          <table:table-cell office:value-type="float" office:value="606348" calcext:value-type="float">
            <text:p>606,348</text:p>
          </table:table-cell>
          <table:table-cell office:value-type="string" calcext:value-type="string">
            <text:p>Bayer, RWE</text:p>
          </table:table-cell>
        </table:table-row>
        <table:table-row table:style-name="ro2">
          <table:table-cell office:value-type="string" calcext:value-type="string">
            <text:p>Eisenbahn- und Verkehrsgewerkschaft</text:p>
          </table:table-cell>
          <table:table-cell office:value-type="string" calcext:value-type="string">
            <text:p>EVG</text:p>
          </table:table-cell>
          <table:table-cell office:value-type="float" office:value="185370" calcext:value-type="float">
            <text:p>185,370</text:p>
          </table:table-cell>
          <table:table-cell office:value-type="float" office:value="184090" calcext:value-type="float">
            <text:p>184,090</text:p>
          </table:table-cell>
          <table:table-cell office:value-type="string" calcext:value-type="string">
            <text:p>DB, Flix</text:p>
          </table:table-cell>
        </table:table-row>
        <table:table-row table:style-name="ro2">
          <table:table-cell office:value-type="string" calcext:value-type="string">
            <text:p>Gewerkschaft Erziehung und Wissenschaft</text:p>
          </table:table-cell>
          <table:table-cell office:value-type="string" calcext:value-type="string">
            <text:p>GEW</text:p>
          </table:table-cell>
          <table:table-cell office:value-type="float" office:value="272159" calcext:value-type="float">
            <text:p>272,159</text:p>
          </table:table-cell>
          <table:table-cell office:value-type="float" office:value="280452" calcext:value-type="float">
            <text:p>280,452</text:p>
          </table:table-cell>
          <table:table-cell office:value-type="string" calcext:value-type="string">
            <text:p>Lehrer, Kindergärtner</text:p>
          </table:table-cell>
        </table:table-row>
        <table:table-row table:style-name="ro1">
          <table:table-cell office:value-type="string" calcext:value-type="string">
            <text:p>Industriegewerkschaft Metall</text:p>
          </table:table-cell>
          <table:table-cell office:value-type="string" calcext:value-type="string">
            <text:p>IGM</text:p>
          </table:table-cell>
          <table:table-cell office:value-type="float" office:value="2146815" calcext:value-type="float">
            <text:p>2,146,815</text:p>
          </table:table-cell>
          <table:table-cell office:value-type="float" office:value="2214662" calcext:value-type="float">
            <text:p>2,214,662</text:p>
          </table:table-cell>
          <table:table-cell office:value-type="string" calcext:value-type="string">
            <text:p>Siemens, Daimler, VW</text:p>
          </table:table-cell>
        </table:table-row>
        <table:table-row table:style-name="ro2">
          <table:table-cell office:value-type="string" calcext:value-type="string">
            <text:p>Gewerkschaft Nahrung-Genuss-Gaststätten</text:p>
          </table:table-cell>
          <table:table-cell office:value-type="string" calcext:value-type="string">
            <text:p>NGG</text:p>
          </table:table-cell>
          <table:table-cell office:value-type="float" office:value="185276" calcext:value-type="float">
            <text:p>185,276</text:p>
          </table:table-cell>
          <table:table-cell office:value-type="float" office:value="194145" calcext:value-type="float">
            <text:p>194,145</text:p>
          </table:table-cell>
          <table:table-cell office:value-type="string" calcext:value-type="string">
            <text:p>Lieferando, Marlboro</text:p>
          </table:table-cell>
        </table:table-row>
        <table:table-row table:style-name="ro1">
          <table:table-cell office:value-type="string" calcext:value-type="string">
            <text:p>Gewerkschaft der Polzei</text:p>
          </table:table-cell>
          <table:table-cell office:value-type="string" calcext:value-type="string">
            <text:p>GDP</text:p>
          </table:table-cell>
          <table:table-cell office:value-type="float" office:value="203948" calcext:value-type="float">
            <text:p>203,948</text:p>
          </table:table-cell>
          <table:table-cell office:value-type="float" office:value="197736" calcext:value-type="float">
            <text:p>197,736</text:p>
          </table:table-cell>
          <table:table-cell/>
        </table:table-row>
        <table:table-row table:style-name="ro2">
          <table:table-cell office:value-type="string" calcext:value-type="string">
            <text:p>Vereinte Dienstleistungsgewerkschaft</text:p>
          </table:table-cell>
          <table:table-cell office:value-type="string" calcext:value-type="string">
            <text:p>ver.di</text:p>
          </table:table-cell>
          <table:table-cell office:value-type="float" office:value="1857394" calcext:value-type="float">
            <text:p>1,857,394</text:p>
          </table:table-cell>
          <table:table-cell office:value-type="float" office:value="1941071" calcext:value-type="float">
            <text:p>1,941,071</text:p>
          </table:table-cell>
          <table:table-cell office:value-type="string" calcext:value-type="string">
            <text:p>Deutsche Post, Telek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4:36:55.261651258</meta:creation-date>
    <dc:date>2023-11-07T15:24:21.452201989</dc:date>
    <meta:editing-duration>PT47M26S</meta:editing-duration>
    <meta:editing-cycles>3</meta:editing-cycles>
    <meta:generator>LibreOffice/7.5.7.1$Linux_X86_64 LibreOffice_project/50$Build-1</meta:generator>
    <meta:document-statistic meta:table-count="1" meta:cell-count="4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cm" svg:y="3.952cm" style:legend-expansion="high" chart:style-name="ch2"/>
        <chart:plot-area chart:style-name="ch3" table:cell-range-address="Sheet1.B1:Sheet1.D9" chart:data-source-has-labels="both" svg:x="0.32cm" svg:y="0.18cm" svg:width="11.06cm" svg:height="8.64cm">
          <chart:coordinate-region svg:x="2.079cm" svg:y="0.379cm" svg:width="9.301cm" svg:height="7.794cm"/>
          <chart:axis chart:dimension="x" chart:name="primary-x" chart:style-name="ch4" chartooo:axis-type="auto">
            <chartooo:date-scale/>
            <chart:categories table:cell-range-address="Sheet1.B2:Sheet1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9" chart:label-cell-address="Sheet1.C1:Sheet1.C1" chart:class="chart:bar">
            <chart:data-point chart:repeated="8"/>
          </chart:series>
          <chart:series chart:style-name="ch8" chart:values-cell-range-address="Sheet1.D2:Sheet1.D9" chart:label-cell-address="Sheet1.D1:Sheet1.D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gliederzahlen (2022)</text:p>
                <draw:g>
                  <svg:desc>Sheet1.C1:Sheet1.C1</svg:desc>
                </draw:g>
              </table:table-cell>
              <table:table-cell office:value-type="string">
                <text:p>Mitgliederzahlen (2020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 Bau</text:p>
                <draw:g>
                  <svg:desc>Sheet1.B2:Sheet1.B9</svg:desc>
                </draw:g>
              </table:table-cell>
              <table:table-cell office:value-type="float" office:value="212378">
                <text:p>212378</text:p>
                <draw:g>
                  <svg:desc>Sheet1.C2:Sheet1.C9</svg:desc>
                </draw:g>
              </table:table-cell>
              <table:table-cell office:value-type="float" office:value="231663">
                <text:p>231663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IGBCE</text:p>
              </table:table-cell>
              <table:table-cell office:value-type="float" office:value="580446">
                <text:p>580446</text:p>
              </table:table-cell>
              <table:table-cell office:value-type="float" office:value="606348">
                <text:p>606348</text:p>
              </table:table-cell>
            </table:table-row>
            <table:table-row>
              <table:table-cell office:value-type="string">
                <text:p>EVG</text:p>
              </table:table-cell>
              <table:table-cell office:value-type="float" office:value="185370">
                <text:p>185370</text:p>
              </table:table-cell>
              <table:table-cell office:value-type="float" office:value="184090">
                <text:p>184090</text:p>
              </table:table-cell>
            </table:table-row>
            <table:table-row>
              <table:table-cell office:value-type="string">
                <text:p>GEW</text:p>
              </table:table-cell>
              <table:table-cell office:value-type="float" office:value="272159">
                <text:p>272159</text:p>
              </table:table-cell>
              <table:table-cell office:value-type="float" office:value="280452">
                <text:p>280452</text:p>
              </table:table-cell>
            </table:table-row>
            <table:table-row>
              <table:table-cell office:value-type="string">
                <text:p>IGM</text:p>
              </table:table-cell>
              <table:table-cell office:value-type="float" office:value="2146815">
                <text:p>2146815</text:p>
              </table:table-cell>
              <table:table-cell office:value-type="float" office:value="2214662">
                <text:p>2214662</text:p>
              </table:table-cell>
            </table:table-row>
            <table:table-row>
              <table:table-cell office:value-type="string">
                <text:p>NGG</text:p>
              </table:table-cell>
              <table:table-cell office:value-type="float" office:value="185276">
                <text:p>185276</text:p>
              </table:table-cell>
              <table:table-cell office:value-type="float" office:value="194145">
                <text:p>194145</text:p>
              </table:table-cell>
            </table:table-row>
            <table:table-row>
              <table:table-cell office:value-type="string">
                <text:p>GDP</text:p>
              </table:table-cell>
              <table:table-cell office:value-type="float" office:value="203948">
                <text:p>203948</text:p>
              </table:table-cell>
              <table:table-cell office:value-type="float" office:value="197736">
                <text:p>197736</text:p>
              </table:table-cell>
            </table:table-row>
            <table:table-row>
              <table:table-cell office:value-type="string">
                <text:p>ver.di</text:p>
              </table:table-cell>
              <table:table-cell office:value-type="float" office:value="1857394">
                <text:p>1857394</text:p>
              </table:table-cell>
              <table:table-cell office:value-type="float" office:value="1941071">
                <text:p>19410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